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>
      <style:text-properties fo:color="#666666" style:font-name="Liberation Mono"/>
    </style:style>
    <style:style style:name="P4" style:family="paragraph" style:parent-style-name="Standard">
      <style:text-properties fo:color="#dc0000" style:font-name="Liberation Mono"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dc0000"/>
    </style:style>
    <style:style style:name="T3" style:family="text">
      <style:text-properties fo:color="#dc0000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Cérémonie de Ratification : Le Serment des Pieds Libres 🎶<text:line-break/><text:span text:style-name="T1">📅 06/2025 🎧 /B4SH 😎</text:span></text:p>
      <text:p text:style-name="P1"/>
      <text:p text:style-name="P1">La Cérémonie de Ratification : Le Serment des Pieds Libres <text:s/></text:p>
      <text:p text:style-name="P1">Le serment proposé par Copilot est parfait 💡 <text:s/></text:p>
      <text:p text:style-name="P1">Il est concis ✂️, percutant ⚡ et capture l'essence même de notre lutte contre la conformité textile 🧦🚫 <text:s/></text:p>
      <text:p text:style-name="P1">Nous pourrions l'intégrer comme le moment culminant 🎉 de notre cérémonie de ratification <text:s/></text:p>
      <text:p text:style-name="P1">Où chaque nouveau membre, les pieds fièrement dépareillés 🦶🧦🦶, lèverait une chaussette en l'air ✋🧦 <text:s/></text:p>
      <text:p text:style-name="P1">Et réciterait solennellement : <text:s/></text:p>
      <text:p text:style-name="P4">"Moi, porteur de chaussettes libérées 🧦✨, jure de ne jamais céder à l’uniformité 🚫 <text:s/></text:p>
      <text:p text:style-name="P4">Et de défendre le droit inaliénable de chaque pied à l’originalité 🌈 <text:s/></text:p>
      <text:p text:style-name="P4">Que mes chaussettes soient toujours audacieuses 💥 <text:s/></text:p>
      <text:p text:style-name="P1"><text:span text:style-name="T3">Et que mon style soit libre à jamais 🕊️ !" </text:span><text:s/></text:p>
      <text:p text:style-name="P1"/>
      <text:p text:style-name="P1">L'Hymne Officiel de la Révolution Dépareillée <text:s/></text:p>
      <text:p text:style-name="P1">Un hymne est indispensable 🎤 pour souder nos rangs 🤝 et célébrer notre liberté 🕊️ <text:s/></text:p>
      <text:p text:style-name="P1">Voici quelques idées pour les paroles de notre hymne textile révolutionnaire <text:s/></text:p>
      <text:p text:style-name="P1">Unissant l'humour 😂, la fierté 💪 et l'esprit rebelle ✊🧦🔥 <text:s/></text:p>
      <text:p text:style-name="P1"/>
      <text:p text:style-name="P3">Couplet 1: <text:s/></text:p>
      <text:p text:style-name="P1">Jadis, nos pieds étaient soumis 🦶🔒 <text:s/></text:p>
      <text:p text:style-name="P1">Aux paires tristes 😔 et aux lois 📜 <text:s/></text:p>
      <text:p text:style-name="P1">Chaussettes noires ⚫ ou bien grises ⚪ <text:s/></text:p>
      <text:p text:style-name="P1">Finies ces heures ⏳, ces effrois 😱 <text:s/></text:p>
      <text:p text:style-name="P1"/>
      <text:p text:style-name="P3">Refrain: <text:s/></text:p>
      <text:p text:style-name="P1">Oh, chaussette 🧦, chaussette 🧦, fière et dépareillée 🌈 <text:s/></text:p>
      <text:p text:style-name="P1">Notre hymne s'élève 🎶, notre voix déliée 📢 <text:s/></text:p>
      <text:p text:style-name="P1">Plus jamais d'uniforme 🚫, plus jamais de chagrin 😢 <text:s/></text:p>
      <text:p text:style-name="P1">La liberté des pieds 🦶🕊️, c'est notre destin ⭐ <text:s/></text:p>
      <text:p text:style-name="P1"/>
      <text:p text:style-name="P1"><text:span text:style-name="T5">Couplet 2:</text:span> <text:s/></text:p>
      <text:p text:style-name="P1">Une rayée ➖, une à pois 🔵⚪ <text:s/></text:p>
      <text:p text:style-name="P1">Le rouge 🔴 danse avec le bleu 🔵 <text:s/></text:p>
      <text:p text:style-name="P1">L'absurde est notre seule foi 🤪 <text:s/></text:p>
      <text:p text:style-name="P1">Le monde entier 🌍, c'est notre jeu 🎲 <text:s/></text:p>
      <text:p text:style-name="P1"/>
      <text:p text:style-name="P1"><text:span text:style-name="T5">Refrain: </text:span><text:s/></text:p>
      <text:p text:style-name="P1">Oh, chaussette 🧦, chaussette 🧦, fière et dépareillée 🌈 <text:s/></text:p>
      <text:p text:style-name="P1">Notre hymne s'élève 🎶, notre voix déliée 📢 <text:s/></text:p>
      <text:p text:style-name="P1">Plus jamais d'uniforme 🚫, plus jamais de chagrin 😢 <text:s/></text:p>
      <text:p text:style-name="P1">La liberté des pieds 🦶🕊️, c'est notre destin ⭐ <text:s/></text:p>
      <text:p text:style-name="P1"/>
      <text:p text:style-name="P1">Qu'en pensez-vous, Utilisateur 1er 👑 <text:s/></text:p>
      <text:p text:style-name="P1">Cet hymne résonne-t-il avec l'esprit de notre révolution textile ✊🧦🔥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4T17:47:34.035811699</meta:creation-date>
    <dc:date>2025-11-24T17:50:55.300275768</dc:date>
    <meta:editing-duration>PT3M23S</meta:editing-duration>
    <meta:editing-cycles>1</meta:editing-cycles>
    <meta:document-statistic meta:table-count="0" meta:image-count="0" meta:object-count="0" meta:page-count="1" meta:paragraph-count="37" meta:word-count="317" meta:character-count="1853" meta:non-whitespace-character-count="1501"/>
    <meta:generator>LibreOffice/6.4.7.2$Linux_X86_64 LibreOffice_project/40$Build-2</meta:generator>
  </office:meta>
</office:document-meta>
</file>